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aa5" officeooo:paragraph-rsid="00057aa5"/>
    </style:style>
    <style:style style:name="P2" style:family="paragraph" style:parent-style-name="Standard">
      <style:text-properties officeooo:rsid="000630de" officeooo:paragraph-rsid="000630de"/>
    </style:style>
    <style:style style:name="P3" style:family="paragraph" style:parent-style-name="Standard">
      <style:text-properties officeooo:rsid="0007a050" officeooo:paragraph-rsid="0007a050"/>
    </style:style>
    <style:style style:name="P4" style:family="paragraph" style:parent-style-name="Standard">
      <style:text-properties officeooo:rsid="0007a050" officeooo:paragraph-rsid="00085671"/>
    </style:style>
    <style:style style:name="P5" style:family="paragraph" style:parent-style-name="Standard">
      <style:text-properties fo:font-size="15pt" fo:font-weight="bold" officeooo:rsid="00057aa5" officeooo:paragraph-rsid="00057aa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630de" officeooo:paragraph-rsid="000630de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7a050" officeooo:paragraph-rsid="0007a050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7a050" officeooo:paragraph-rsid="0007a050"/>
    </style:style>
    <style:style style:name="P9" style:family="paragraph" style:parent-style-name="Standard">
      <style:text-properties officeooo:rsid="0007a050" officeooo:paragraph-rsid="0009b47c"/>
    </style:style>
    <style:style style:name="T1" style:family="text">
      <style:text-properties officeooo:rsid="0007a050"/>
    </style:style>
    <style:style style:name="T2" style:family="text">
      <style:text-properties officeooo:rsid="00085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 mars</text:p>
      <text:p text:style-name="P1"/>
      <text:p text:style-name="P1">Liste des tâches et création d’un Trello</text:p>
      <text:p text:style-name="P1">Choix de 2 journaux : Le Trégor, ELLE et ActuGaming</text:p>
      <text:p text:style-name="P1">Création d’un dépôt GitHub</text:p>
      <text:p text:style-name="P4">______________________</text:p>
      <text:p text:style-name="P1"/>
      <text:p text:style-name="P5">7 mars</text:p>
      <text:p text:style-name="P1"/>
      <text:p text:style-name="P1">Création de la base de données</text:p>
      <text:p text:style-name="P1">Début du scraping des 3 journaux</text:p>
      <text:p text:style-name="P4">______________________</text:p>
      <text:p text:style-name="P1"/>
      <text:p text:style-name="P6">14 mars</text:p>
      <text:p text:style-name="P2"/>
      <text:p text:style-name="P2">Ajout d’un nouveau journal : 30 millions d’amis</text:p>
      <text:p text:style-name="P2">Scraping de tous les journaux terminés</text:p>
      <text:p text:style-name="P2">Fonctions scraping et enregistrement dans la BDD uniquement pour le Trégor et 30 millions d’amis</text:p>
      <text:p text:style-name="P2">Mise en place des fichiers pour l’environnement virtuel</text:p>
      <text:p text:style-name="P4">______________________</text:p>
      <text:p text:style-name="P2"/>
      <text:p text:style-name="P6">21 mars</text:p>
      <text:p text:style-name="P2"/>
      <text:p text:style-name="P2">Fonction scraping et enregistrement dans la BDD pour ActuGaming <text:span text:style-name="T1">et ELLE</text:span></text:p>
      <text:p text:style-name="P2">Fonction de pre-processing des articles</text:p>
      <text:p text:style-name="P4">______________________</text:p>
      <text:p text:style-name="P2"/>
      <text:p text:style-name="P7">28 mars</text:p>
      <text:p text:style-name="P3"/>
      <text:p text:style-name="P9">Documentation de l’exécution du projet</text:p>
      <text:p text:style-name="P3">Test des IA</text:p>
      <text:p text:style-name="P9">Optimisation des IA</text:p>
      <text:p text:style-name="P3">Identification de la meilleure IA</text:p>
      <text:p text:style-name="P3">Test global du projet</text:p>
      <text:p text:style-name="P3">______________________</text:p>
      <text:p text:style-name="P3"/>
      <text:p text:style-name="P7">Reste <text:span text:style-name="T2">à faire</text:span> :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8T17:37:03.798000000</dc:date>
    <meta:editing-duration>PT8M14S</meta:editing-duration>
    <meta:editing-cycles>4</meta:editing-cycles>
    <meta:document-statistic meta:table-count="0" meta:image-count="0" meta:object-count="0" meta:page-count="1" meta:paragraph-count="27" meta:word-count="125" meta:character-count="805" meta:non-whitespace-character-count="707"/>
  </office:meta>
</office:document-meta>
</file>